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search-criteria-must-apply-to-whole-cell="false" table:automatic-find-label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TUS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ainboard connector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 Stepper mot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 Stepper mo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 Stepper mot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 Stepper mo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B Stepper mo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 Stepper moto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 Stepper moto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24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24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Heater 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Heater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Heater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Heater 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V3 via 51R Tempsensor Heater 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ater 1 Temp sens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V3 via 51R Tempsensor Heater 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ater 2 Temp sens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Part fan -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Strain gauge data out</text:p>
          </table:table-cell>
          <table:table-cell office:value-type="string" calcext:value-type="string">
            <text:p>Pin 8 MCU strain gaug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X/Z End stop Hall+LE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+5V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Y Endstop/Cooler fan</text:p>
          </table:table-cell>
          <table:table-cell office:value-type="string" calcext:value-type="string">
            <text:p>Y Endsto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Y Stepper moto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X Stepper mot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Y Stepper moto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X Stepper moto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Y Stepper moto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X Stepper moto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Y Stepper moto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X Stepper motor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Toolhead connector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 Stepper motor a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 Stepper motor a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 Stepper motor a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 Stepper motor a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 Stepper motor b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 Stepper motor b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Stepper motor b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Stepper motor b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ter 1 -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er 1 -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4V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4V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4V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4V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ter 2 -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ater 2 -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 fan -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 Endstop</text:p>
          </table:table-cell>
          <table:table-cell office:value-type="string" calcext:value-type="string">
            <text:p>Cooler fan 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ater1 Temp sensor +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ater2 Temp sens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ater1 Temp sens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eater2 Temp sensor 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00-00-00</text:date>, <text:time style:data-style-name="N2" text:time-value="10:02:35.829702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0:35:41.834316912</meta:creation-date>
    <dc:date>2024-02-11T10:03:58.291213348</dc:date>
    <meta:editing-duration>PT9H12M46S</meta:editing-duration>
    <meta:editing-cycles>12</meta:editing-cycles>
    <meta:generator>LibreOffice/7.5.9.2$Linux_X86_64 LibreOffice_project/50$Build-2</meta:generator>
    <meta:document-statistic meta:table-count="1" meta:cell-count="122" meta:object-count="0"/>
  </office:meta>
</office:document-meta>
</file>